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P4" style:parent-style-name="Standaard" style:family="paragraph">
      <style:text-properties fo:language="en" fo:country="GB"/>
    </style:style>
    <style:style style:name="P5" style:parent-style-name="Standaard" style:family="paragraph">
      <style:text-properties fo:language="en" fo:country="GB"/>
    </style:style>
    <style:style style:name="P6" style:parent-style-name="Standaard" style:family="paragraph">
      <style:text-properties fo:language="en" fo:country="GB"/>
    </style:style>
    <style:style style:name="P7" style:parent-style-name="Standaard" style:family="paragraph">
      <style:text-properties fo:language="en" fo:country="GB"/>
    </style:style>
    <style:style style:name="P8" style:parent-style-name="Standaard" style:family="paragraph">
      <style:text-properties fo:language="en" fo:country="GB"/>
    </style:style>
    <style:style style:name="P9" style:parent-style-name="Standaard" style:family="paragraph">
      <style:text-properties fo:language="en" fo:country="GB"/>
    </style:style>
    <style:style style:name="P10" style:parent-style-name="Standaard" style:family="paragraph">
      <style:text-properties fo:language="en" fo:country="GB"/>
    </style:style>
    <style:style style:name="P11" style:parent-style-name="Standaard" style:family="paragraph">
      <style:text-properties fo:language="en" fo:country="GB"/>
    </style:style>
    <style:style style:name="P12" style:parent-style-name="Standaard" style:family="paragraph">
      <style:text-properties fo:language="en" fo:country="GB"/>
    </style:style>
    <style:style style:name="P13" style:parent-style-name="Standaard" style:family="paragraph">
      <style:text-properties fo:language="en" fo:country="GB"/>
    </style:style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Standaard" style:family="paragraph">
      <style:text-properties fo:language="en" fo:country="GB"/>
    </style:style>
    <style:style style:name="P17" style:parent-style-name="Standaard" style:family="paragraph">
      <style:text-properties fo:language="en" fo:country="GB"/>
    </style:style>
    <style:style style:name="P18" style:parent-style-name="Standaard" style:family="paragraph">
      <style:text-properties fo:language="en" fo:country="GB"/>
    </style:style>
    <style:style style:name="P19" style:parent-style-name="Standaard" style:family="paragraph">
      <style:text-properties fo:language="en" fo:country="GB"/>
    </style:style>
    <style:style style:name="P20" style:parent-style-name="Standaard" style:family="paragraph">
      <style:text-properties fo:language="en" fo:country="GB"/>
    </style:style>
    <style:style style:name="P21" style:parent-style-name="Standaard" style:family="paragraph">
      <style:text-properties fo:language="en" fo:country="GB"/>
    </style:style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Standaard" style:family="paragraph">
      <style:text-properties fo:language="en" fo:country="GB"/>
    </style:style>
    <style:style style:name="P26" style:parent-style-name="Standaard" style:family="paragraph">
      <style:text-properties fo:language="en" fo:country="GB"/>
    </style:style>
    <style:style style:name="P27" style:parent-style-name="Standaard" style:family="paragraph">
      <style:text-properties fo:language="en" fo:country="GB"/>
    </style:style>
    <style:style style:name="P28" style:parent-style-name="Standaard" style:family="paragraph">
      <style:text-properties fo:language="en" fo:country="GB"/>
    </style:style>
    <style:style style:name="T29" style:parent-style-name="Standaardalinea-lettertype" style:family="text">
      <style:text-properties fo:language="en" fo:country="GB"/>
    </style:style>
    <style:style style:name="T30" style:parent-style-name="Standaardalinea-lettertype" style:family="text">
      <style:text-properties fo:language="fr" fo:country="FR"/>
    </style:style>
    <style:style style:name="P31" style:parent-style-name="Standaard" style:family="paragraph">
      <style:text-properties fo:language="fr" fo:country="FR"/>
    </style:style>
    <style:style style:name="T32" style:parent-style-name="Standaardalinea-lettertype" style:family="text">
      <style:text-properties fo:language="fr" fo:country="FR"/>
    </style:style>
    <style:style style:name="T33" style:parent-style-name="Standaardalinea-lettertype" style:family="text">
      <style:text-properties fo:language="en" fo:country="GB"/>
    </style:style>
    <style:style style:name="P34" style:parent-style-name="Standaard" style:family="paragraph">
      <style:text-properties fo:language="en" fo:country="GB"/>
    </style:style>
    <style:style style:name="P35" style:parent-style-name="Standaard" style:family="paragraph">
      <style:text-properties fo:language="en" fo:country="GB"/>
    </style:style>
    <style:style style:name="P36" style:parent-style-name="Standaard" style:family="paragraph">
      <style:text-properties fo:language="en" fo:country="GB"/>
    </style:style>
    <style:style style:name="P37" style:parent-style-name="Standaard" style:family="paragraph">
      <style:text-properties fo:language="en" fo:country="GB"/>
    </style:style>
    <style:style style:name="P38" style:parent-style-name="Standaard" style:family="paragraph">
      <style:text-properties fo:language="en" fo:country="GB"/>
    </style:style>
    <style:style style:name="P39" style:parent-style-name="Standaard" style:family="paragraph">
      <style:text-properties fo:language="en" fo:country="GB"/>
    </style:style>
    <style:style style:name="P40" style:parent-style-name="Standaard" style:family="paragraph">
      <style:text-properties fo:language="en" fo:country="GB"/>
    </style:style>
    <style:style style:name="T41" style:parent-style-name="Standaardalinea-lettertype" style:family="text">
      <style:text-properties fo:language="en" fo:country="GB"/>
    </style:style>
    <style:style style:name="T42" style:parent-style-name="Standaardalinea-lettertype" style:family="text">
      <style:text-properties style:font-name="Segoe UI Emoji" style:font-name-complex="Segoe UI Emoji"/>
    </style:style>
    <style:style style:name="T43" style:parent-style-name="Standaardalinea-lettertype" style:family="text">
      <style:text-properties fo:language="en" fo:country="GB"/>
    </style:style>
    <style:style style:name="T44" style:parent-style-name="Standaardalinea-lettertype" style:family="text">
      <style:text-properties style:font-name="Segoe UI Emoji" style:font-name-complex="Segoe UI Emoji"/>
    </style:style>
    <style:style style:name="T45" style:parent-style-name="Standaardalinea-lettertype" style:family="text">
      <style:text-properties fo:language="en" fo:country="GB"/>
    </style:style>
    <style:style style:name="P46" style:parent-style-name="Standaard" style:family="paragraph">
      <style:text-properties fo:language="en" fo:country="GB"/>
    </style:style>
    <style:style style:name="P47" style:parent-style-name="Standaard" style:family="paragraph">
      <style:text-properties fo:language="en" fo:country="GB"/>
    </style:style>
    <style:style style:name="T48" style:parent-style-name="Standaardalinea-lettertype" style:family="text">
      <style:text-properties fo:language="en" fo:country="GB"/>
    </style:style>
    <style:style style:name="T49" style:parent-style-name="Standaardalinea-lettertype" style:family="text">
      <style:text-properties style:font-name="Segoe UI Emoji" style:font-name-complex="Segoe UI Emoji"/>
    </style:style>
    <style:style style:name="T50" style:parent-style-name="Standaardalinea-lettertype" style:family="text">
      <style:text-properties fo:language="en" fo:country="GB"/>
    </style:style>
    <style:style style:name="P51" style:parent-style-name="Standaard" style:family="paragraph">
      <style:text-properties fo:language="en" fo:country="GB"/>
    </style:style>
    <style:style style:name="P52" style:parent-style-name="Standaard" style:family="paragraph">
      <style:text-properties fo:language="en" fo:country="GB"/>
    </style:style>
    <style:style style:name="P53" style:parent-style-name="Standaard" style:family="paragraph">
      <style:text-properties fo:language="en" fo:country="GB"/>
    </style:style>
    <style:style style:name="T54" style:parent-style-name="Standaardalinea-lettertype" style:family="text">
      <style:text-properties fo:language="en" fo:country="GB"/>
    </style:style>
    <style:style style:name="T55" style:parent-style-name="Standaardalinea-lettertype" style:family="text">
      <style:text-properties style:font-name="Segoe UI Emoji" style:font-name-complex="Segoe UI Emoji"/>
    </style:style>
    <style:style style:name="T56" style:parent-style-name="Standaardalinea-lettertype" style:family="text">
      <style:text-properties fo:language="en" fo:country="GB"/>
    </style:style>
    <style:style style:name="P57" style:parent-style-name="Standaard" style:family="paragraph">
      <style:text-properties fo:language="en" fo:country="GB"/>
    </style:style>
    <style:style style:name="P58" style:parent-style-name="Standaard" style:family="paragraph">
      <style:text-properties fo:language="en" fo:country="GB"/>
    </style:style>
    <style:style style:name="P59" style:parent-style-name="Standaard" style:family="paragraph">
      <style:text-properties fo:language="en" fo:country="GB"/>
    </style:style>
    <style:style style:name="P60" style:parent-style-name="Standaard" style:family="paragraph">
      <style:text-properties fo:language="en" fo:country="GB"/>
    </style:style>
    <style:style style:name="T61" style:parent-style-name="Standaardalinea-lettertype" style:family="text">
      <style:text-properties fo:language="en" fo:country="GB"/>
    </style:style>
    <style:style style:name="T62" style:parent-style-name="Standaardalinea-lettertype" style:family="text">
      <style:text-properties style:font-name="Segoe UI Symbol" style:font-name-complex="Segoe UI Symbol" fo:language="en" fo:country="GB"/>
    </style:style>
    <style:style style:name="T63" style:parent-style-name="Standaardalinea-lettertype" style:family="text">
      <style:text-properties fo:language="en" fo:country="GB"/>
    </style:style>
    <style:style style:name="P64" style:parent-style-name="Standaard" style:family="paragraph">
      <style:text-properties fo:language="en" fo:country="GB"/>
    </style:style>
    <style:style style:name="P65" style:parent-style-name="Standaard" style:family="paragraph">
      <style:text-properties fo:language="en" fo:country="GB"/>
    </style:style>
  </office:automatic-styles>
  <office:body>
    <office:text text:use-soft-page-breaks="true">
      <text:p text:style-name="P1">&lt;!DOCTYPE html&gt;</text:p>
      <text:p text:style-name="Standaard">&lt;html lang="en"&gt;</text:p>
      <text:p text:style-name="P2">&lt;head&gt;</text:p>
      <text:p text:style-name="P3"><text:s text:c="4"/>&lt;meta charset="UTF-8" /&gt;</text:p>
      <text:p text:style-name="P4"><text:s text:c="4"/>&lt;meta name="viewport" content="width=device-width, initial-scale=1" /&gt;</text:p>
      <text:p text:style-name="P5"><text:s text:c="4"/>&lt;title&gt;MeMe Coin - The Fun Meme Token&lt;/title&gt;</text:p>
      <text:p text:style-name="P6"><text:s text:c="4"/>&lt;style&gt;</text:p>
      <text:p text:style-name="P7"><text:s text:c="8"/>body {</text:p>
      <text:p text:style-name="P8"><text:s text:c="12"/>font-family: Arial, sans-serif;</text:p>
      <text:p text:style-name="P9"><text:s text:c="12"/>text-align: center;</text:p>
      <text:p text:style-name="P10"><text:s text:c="12"/>background-color: #fff9f9;</text:p>
      <text:p text:style-name="P11"><text:s text:c="12"/>padding: 20px;</text:p>
      <text:p text:style-name="P12"><text:s text:c="12"/>color: #333;</text:p>
      <text:p text:style-name="P13"><text:s text:c="8"/>}</text:p>
      <text:p text:style-name="P14"><text:s text:c="8"/>h1 {</text:p>
      <text:p text:style-name="P15"><text:s text:c="12"/>color: #ff3366;</text:p>
      <text:p text:style-name="P16"><text:s text:c="12"/>font-size: 3em;</text:p>
      <text:p text:style-name="P17"><text:s text:c="8"/>}</text:p>
      <text:p text:style-name="P18"><text:s text:c="8"/>h2 {</text:p>
      <text:p text:style-name="P19"><text:s text:c="12"/>color: #444;</text:p>
      <text:p text:style-name="P20"><text:s text:c="12"/>margin-top: 40px;</text:p>
      <text:p text:style-name="P21"><text:s text:c="8"/>}</text:p>
      <text:p text:style-name="P22"><text:s text:c="8"/>.button {</text:p>
      <text:p text:style-name="P23"><text:s text:c="12"/>display: inline-block;</text:p>
      <text:p text:style-name="P24"><text:s text:c="12"/>padding: 12px 24px;</text:p>
      <text:p text:style-name="P25"><text:s text:c="12"/>margin: 12px;</text:p>
      <text:p text:style-name="P26"><text:s text:c="12"/>background-color: #ff3366;</text:p>
      <text:p text:style-name="P27"><text:s text:c="12"/>color: white;</text:p>
      <text:p text:style-name="P28"><text:s text:c="12"/>text-decoration: none;</text:p>
      <text:p text:style-name="Standaard"><text:span text:style-name="T29"><text:s text:c="12"/></text:span><text:span text:style-name="T30">border-radius: 8px;</text:span></text:p>
      <text:p text:style-name="P31"><text:s text:c="12"/>font-size: 1em;</text:p>
      <text:soft-page-break/>
      <text:p text:style-name="Standaard"><text:span text:style-name="T32"><text:s text:c="8"/></text:span><text:span text:style-name="T33">}</text:span></text:p>
      <text:p text:style-name="P34"><text:s text:c="8"/>.button:hover {</text:p>
      <text:p text:style-name="P35"><text:s text:c="12"/>background-color: #e62e5c;</text:p>
      <text:p text:style-name="P36"><text:s text:c="8"/>}</text:p>
      <text:p text:style-name="P37"><text:s text:c="4"/>&lt;/style&gt;</text:p>
      <text:p text:style-name="P38">&lt;/head&gt;</text:p>
      <text:p text:style-name="P39">&lt;body&gt;</text:p>
      <text:p text:style-name="P40"/>
      <text:p text:style-name="Standaard"><text:span text:style-name="T41"><text:s text:c="4"/>&lt;h1&gt;</text:span><text:span text:style-name="T42">🚀</text:span><text:span text:style-name="T43"><text:s/>Welcome to MeMe Coin!<text:s/></text:span><text:span text:style-name="T44">🚀</text:span><text:span text:style-name="T45">&lt;/h1&gt;</text:span></text:p>
      <text:p text:style-name="P46"><text:s text:c="4"/>&lt;p&gt;The fun community-driven meme token on Ethereum!&lt;/p&gt;</text:p>
      <text:p text:style-name="P47"/>
      <text:p text:style-name="Standaard"><text:span text:style-name="T48"><text:s text:c="4"/></text:span>&lt;h2&gt;<text:span text:style-name="T49">🔗</text:span><text:s/>Token Info&lt;/h2&gt;</text:p>
      <text:p text:style-name="Standaard"><text:s text:c="4"/><text:span text:style-name="T50">&lt;p&gt;&lt;strong&gt;Ticker:&lt;/strong&gt; MEME&lt;/p&gt;</text:span></text:p>
      <text:p text:style-name="P51"><text:s text:c="4"/>&lt;p&gt;&lt;strong&gt;Total Supply:&lt;/strong&gt; 69,911,000 MEME&lt;/p&gt;</text:p>
      <text:p text:style-name="P52"><text:s text:c="4"/>&lt;p&gt;&lt;strong&gt;Contract Address:&lt;/strong&gt; 0xYourContractAddressHere&lt;/p&gt;</text:p>
      <text:p text:style-name="P53"/>
      <text:p text:style-name="Standaard"><text:span text:style-name="T54"><text:s text:c="4"/>&lt;h2&gt;</text:span><text:span text:style-name="T55">🌐</text:span><text:span text:style-name="T56"><text:s/>Links&lt;/h2&gt;</text:span></text:p>
      <text:p text:style-name="P57"><text:s text:c="4"/>&lt;a class="button" href="#" target="_blank"&gt;Follow us on Twitter (Coming Soon)&lt;/a&gt;</text:p>
      <text:p text:style-name="P58"><text:s text:c="4"/>&lt;a class="button" href="#" target="_blank"&gt;Join Telegram Group (Coming Soon)&lt;/a&gt;</text:p>
      <text:p text:style-name="P59"><text:s text:c="4"/>&lt;a class="button" href="https://app.uniswap.org/" target="_blank"&gt;Buy on Uniswap&lt;/a&gt;</text:p>
      <text:p text:style-name="P60"/>
      <text:p text:style-name="Standaard"><text:span text:style-name="T61"><text:s text:c="4"/>&lt;h2&gt;</text:span><text:span text:style-name="T62">⚠</text:span>️<text:span text:style-name="T63"><text:s/>Disclaimer&lt;/h2&gt;</text:span></text:p>
      <text:p text:style-name="P64"><text:s text:c="4"/>&lt;p&gt;This is a meme token created for fun. No investment advice. DYOR (Do Your Own Research)!&lt;/p&gt;</text:p>
      <text:p text:style-name="P65"/>
      <text:p text:style-name="Standaard">&lt;/body&gt;</text:p>
      <text:p text:style-name="Standa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2F5496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F5496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2F5496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2F5496"/>
    </style:style>
    <style:style style:name="Duidelijkcitaat" style:display-name="Duidelijk citaat" style:family="paragraph" style:parent-style-name="Standaard" style:next-style-name="Standa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2F5496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uel De Gheest</meta:initial-creator>
    <dc:creator>Samuel De Gheest</dc:creator>
    <meta:creation-date>2025-06-07T12:46:00Z</meta:creation-date>
    <dc:date>2025-06-07T12:46:00Z</dc:date>
    <meta:template xlink:href="Normal" xlink:type="simple"/>
    <meta:editing-cycles>2</meta:editing-cycles>
    <meta:editing-duration>PT900S</meta:editing-duration>
    <meta:document-statistic meta:page-count="2" meta:paragraph-count="3" meta:word-count="256" meta:character-count="1663" meta:row-count="11" meta:non-whitespace-character-count="1410"/>
  </office:meta>
</office:document-meta>
</file>